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d4a7" officeooo:paragraph-rsid="0008d4a7"/>
    </style:style>
    <style:style style:name="P2" style:family="paragraph" style:parent-style-name="Standard">
      <style:text-properties officeooo:rsid="00097edd" officeooo:paragraph-rsid="00097edd"/>
    </style:style>
    <style:style style:name="P3" style:family="paragraph" style:parent-style-name="Standard">
      <style:text-properties fo:font-weight="bold" officeooo:rsid="00097edd" officeooo:paragraph-rsid="00097edd" style:font-weight-asian="bold" style:font-weight-complex="bold"/>
    </style:style>
    <style:style style:name="P4" style:family="paragraph" style:parent-style-name="Standard">
      <style:text-properties fo:font-weight="bold" officeooo:rsid="0008d4a7" officeooo:paragraph-rsid="0008d4a7" style:font-weight-asian="bold" style:font-weight-complex="bold"/>
    </style:style>
    <style:style style:name="P5" style:family="paragraph" style:parent-style-name="Standard">
      <style:text-properties fo:font-weight="normal" officeooo:rsid="00097edd" officeooo:paragraph-rsid="00097edd" style:font-weight-asian="normal" style:font-weight-complex="normal"/>
    </style:style>
    <style:style style:name="P6" style:family="paragraph" style:parent-style-name="Standard">
      <style:text-properties fo:font-weight="normal" officeooo:rsid="000b705d" officeooo:paragraph-rsid="000b705d" style:font-weight-asian="normal" style:font-weight-complex="normal"/>
    </style:style>
    <style:style style:name="T1" style:family="text">
      <style:text-properties officeooo:rsid="00097ed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b705d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blauf:</text:p>
      <text:p text:style-name="P1"/>
      <text:p text:style-name="P1">Server anlegen</text:p>
      <text:p text:style-name="P1"/>
      <text:p text:style-name="P1">Server starten mit Port</text:p>
      <text:p text:style-name="P1"/>
      <text:p text:style-name="P1">Probe html aus Wikipedia kopieren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HTML:</text:p>
      <text:p text:style-name="P1"/>
      <text:p text:style-name="P1">head: Titel (oben die Leiste)</text:p>
      <text:p text:style-name="P1"/>
      <text:p text:style-name="P1">body: körper</text:p>
      <text:p text:style-name="P1"/>
      <text:p text:style-name="P1">h: überschrift</text:p>
      <text:p text:style-name="P1"/>
      <text:p text:style-name="P1">Doctype html: Gibt den Dateityp an</text:p>
      <text:p text:style-name="P1"/>
      <text:p text:style-name="P1"/>
      <text:p text:style-name="P1"/>
      <text:p text:style-name="P4">URL</text:p>
      <text:p text:style-name="P1"/>
      <text:p text:style-name="P1"><text:span text:style-name="T2">U</text:span>niform <text:span text:style-name="T2">R</text:span>esource <text:span text:style-name="T2">L</text:span>ocator</text:p>
      <text:p text:style-name="P1"/>
      <text:p text:style-name="P1"/>
      <text:p text:style-name="P4">Zum testen unserer Website:</text:p>
      <text:p text:style-name="P1"/>
      <text:p text:style-name="P1">http://localhost:4711/index.html</text:p>
      <text:p text:style-name="P1"/>
      <text:p text:style-name="P1"/>
      <text:p text:style-name="P4">In der Debugging konsole von Chromium:</text:p>
      <text:p text:style-name="P1"/>
      <text:p text:style-name="P1">Elements: zeigt die aktuellen Elemente an</text:p>
      <text:p text:style-name="P1">Console: die Konsole <text:span text:style-name="T1">für z.B. Ausgaben und Fehler </text:span></text:p>
      <text:p text:style-name="P1">Network: <text:span text:style-name="T1">Die geladenen Datenpakete</text:span></text:p>
      <text:p text:style-name="P1"/>
      <text:p text:style-name="P1"/>
      <text:p text:style-name="P3">DOM</text:p>
      <text:p text:style-name="P2"><text:span text:style-name="T2">D</text:span>omain <text:span text:style-name="T2">O</text:span>bject <text:span text:style-name="T2">M</text:span>odel</text:p>
      <text:p text:style-name="P2">Ist der Bauplan für die HTML-Seite</text:p>
      <text:p text:style-name="P2">Es wird aus dem HTML ein Objekt erzeugt und dieses Objekt angezeigt</text:p>
      <text:p text:style-name="P2"/>
      <text:p text:style-name="P3">CSS</text:p>
      <text:p text:style-name="P3">C<text:span text:style-name="T3">ascad</text:span><text:span text:style-name="T4">ing</text:span> S<text:span text:style-name="T3">tyle</text:span> S<text:span text:style-name="T3">heet</text:span></text:p>
      <text:p text:style-name="P3"><text:span text:style-name="T3"/></text:p>
      <text:p text:style-name="P5">Designpakete zur grafischen gestaltung</text:p>
      <text:p text:style-name="P5"><text:soft-page-break/></text:p>
      <text:p text:style-name="P6">HTTP-Status-codes:</text:p>
      <text:p text:style-name="P6"/>
      <text:p text:style-name="P6">4xx sind Client-Fehler</text:p>
      <text:p text:style-name="P6">5xx sind Server-Fehler</text:p>
      <text:p text:style-name="P6">304 not Modified – Server und Client tauschen e-tags aus. Wenn sich die e-tags beim neuen laden nicht verändert haben, muss die Datei nicht neu geladen werden und der status wird 304 geschrieben</text:p>
      <text:p text:style-name="P6">200 Ok – Alles Ok gelad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9T09:07:36.827385920</meta:creation-date>
    <dc:date>2017-10-19T09:37:54.356425252</dc:date>
    <meta:editing-duration>PT20M6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29" meta:word-count="135" meta:character-count="886" meta:non-whitespace-character-count="777"/>
  </office:meta>
</office:document-meta>
</file>